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141f5f"/>
    </style:style>
    <style:style style:name="P3" style:family="paragraph" style:parent-style-name="Standard">
      <style:text-properties fo:color="#ff0000" officeooo:rsid="00184437" officeooo:paragraph-rsid="00184437"/>
    </style:style>
    <style:style style:name="P4" style:family="paragraph" style:parent-style-name="Text_20_body">
      <style:text-properties officeooo:paragraph-rsid="000ab4f6"/>
    </style:style>
    <style:style style:name="P5" style:family="paragraph" style:parent-style-name="Text_20_body">
      <style:text-properties officeooo:paragraph-rsid="0007decb"/>
    </style:style>
    <style:style style:name="P6" style:family="paragraph" style:parent-style-name="Text_20_body">
      <style:text-properties officeooo:rsid="000c20dd" officeooo:paragraph-rsid="0011785e"/>
    </style:style>
    <style:style style:name="P7" style:family="paragraph" style:parent-style-name="Text_20_body">
      <style:text-properties officeooo:rsid="000c20dd" officeooo:paragraph-rsid="001a26ae"/>
    </style:style>
    <style:style style:name="P8" style:family="paragraph" style:parent-style-name="Text_20_body">
      <style:text-properties officeooo:paragraph-rsid="000c20dd"/>
    </style:style>
    <style:style style:name="P9" style:family="paragraph" style:parent-style-name="Text_20_body">
      <style:text-properties officeooo:rsid="0012e013" officeooo:paragraph-rsid="0012e013"/>
    </style:style>
    <style:style style:name="P10" style:family="paragraph" style:parent-style-name="Text_20_body">
      <style:text-properties officeooo:paragraph-rsid="00141f5f"/>
    </style:style>
    <style:style style:name="P11" style:family="paragraph" style:parent-style-name="Text_20_body">
      <style:text-properties fo:color="#ff0000" officeooo:rsid="0012e013" officeooo:paragraph-rsid="0012e013"/>
    </style:style>
    <style:style style:name="P12" style:family="paragraph" style:parent-style-name="Text_20_body">
      <style:text-properties fo:color="#ff0000" officeooo:rsid="0007decb" officeooo:paragraph-rsid="0007decb"/>
    </style:style>
    <style:style style:name="P13" style:family="paragraph" style:parent-style-name="Text_20_body">
      <style:text-properties style:text-position="0% 100%" fo:font-weight="normal" style:font-weight-asian="normal" style:font-weight-complex="normal"/>
    </style:style>
    <style:style style:name="P14" style:family="paragraph" style:parent-style-name="Text_20_body">
      <style:text-properties style:text-position="0% 100%" fo:font-weight="normal" officeooo:rsid="000ab4f6" officeooo:paragraph-rsid="00141f5f" style:font-weight-asian="normal" style:font-weight-complex="normal"/>
    </style:style>
    <style:style style:name="P15" style:family="paragraph" style:parent-style-name="Text_20_body">
      <style:text-properties style:text-position="0% 100%" fo:font-weight="normal" officeooo:rsid="000c20dd" officeooo:paragraph-rsid="00141f5f" style:font-weight-asian="normal" style:font-weight-complex="normal"/>
    </style:style>
    <style:style style:name="P16" style:family="paragraph" style:parent-style-name="Contents_20_2">
      <style:paragraph-properties>
        <style:tab-stops>
          <style:tab-stop style:position="13.503cm" style:type="right" style:leader-style="dotted" style:leader-text="."/>
        </style:tab-stops>
      </style:paragraph-properties>
    </style:style>
    <style:style style:name="P17" style:family="paragraph" style:parent-style-name="Contents_20_1">
      <style:paragraph-properties>
        <style:tab-stops>
          <style:tab-stop style:position="14.002cm" style:type="right" style:leader-style="dotted" style:leader-text="."/>
        </style:tab-stops>
      </style:paragraph-properties>
    </style:style>
    <style:style style:name="P18" style:family="paragraph" style:parent-style-name="Contents_20_3">
      <style:paragraph-properties>
        <style:tab-stops>
          <style:tab-stop style:position="13.003cm" style:type="right" style:leader-style="dotted" style:leader-text="."/>
        </style:tab-stops>
      </style:paragraph-properties>
    </style:style>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Text_20_body" style:list-style-name="L1"/>
    <style:style style:name="P24" style:family="paragraph" style:parent-style-name="Text_20_body" style:list-style-name="L1">
      <style:text-properties officeooo:rsid="0007fe50" officeooo:paragraph-rsid="0007fe50"/>
    </style:style>
    <style:style style:name="P25" style:family="paragraph" style:parent-style-name="Text_20_body" style:list-style-name="L2"/>
    <style:style style:name="P26" style:family="paragraph" style:parent-style-name="Text_20_body" style:list-style-name="L2">
      <style:text-properties officeooo:rsid="001fa7b6" officeooo:paragraph-rsid="001fa7b6"/>
    </style:style>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8">
      <style:text-properties officeooo:paragraph-rsid="000ab4f6"/>
    </style:style>
    <style:style style:name="P32" style:family="paragraph" style:parent-style-name="Text_20_body">
      <style:text-properties fo:color="#000000" officeooo:rsid="0024186d" officeooo:paragraph-rsid="0024186d"/>
    </style:style>
    <style:style style:name="P33" style:family="paragraph" style:parent-style-name="Heading_20_1">
      <style:text-properties officeooo:rsid="0012e013" officeooo:paragraph-rsid="00132997"/>
    </style:style>
    <style:style style:name="P34" style:family="paragraph" style:parent-style-name="Heading_20_2">
      <style:text-properties officeooo:paragraph-rsid="0011785e"/>
    </style:style>
    <style:style style:name="P35" style:family="paragraph" style:parent-style-name="Heading_20_2">
      <style:text-properties officeooo:paragraph-rsid="000c20dd"/>
    </style:style>
    <style:style style:name="P36" style:family="paragraph" style:parent-style-name="Heading_20_3">
      <style:text-properties officeooo:rsid="0006d3dd" officeooo:paragraph-rsid="0006d3d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fo:color="#ff0000"/>
    </style:style>
    <style:style style:name="T10" style:family="text">
      <style:text-properties officeooo:rsid="000ab4f6"/>
    </style:style>
    <style:style style:name="T11" style:family="text">
      <style:text-properties officeooo:rsid="000c20dd"/>
    </style:style>
    <style:style style:name="T12" style:family="text">
      <style:text-properties officeooo:rsid="00105722"/>
    </style:style>
    <style:style style:name="T13" style:family="text">
      <style:text-properties officeooo:rsid="0011785e"/>
    </style:style>
    <style:style style:name="T14" style:family="text">
      <style:text-properties officeooo:rsid="00132997"/>
    </style:style>
    <style:style style:name="T15" style:family="text">
      <style:text-properties officeooo:rsid="0017ecb9"/>
    </style:style>
    <style:style style:name="T16" style:family="text">
      <style:text-properties officeooo:rsid="00184437"/>
    </style:style>
    <style:style style:name="T17" style:family="text">
      <style:text-properties officeooo:rsid="001a26ae"/>
    </style:style>
    <style:style style:name="T18" style:family="text">
      <style:text-properties officeooo:rsid="001fa7b6"/>
    </style:style>
    <style:style style:name="T19" style:family="text">
      <style:text-properties officeooo:rsid="001fe778"/>
    </style:style>
    <style:style style:name="T20" style:family="text">
      <style:text-properties officeooo:rsid="0021e4e1"/>
    </style:style>
    <style:style style:name="T21" style:family="text">
      <style:text-properties officeooo:rsid="0012e013"/>
    </style:style>
    <style:style style:name="T22" style:family="text">
      <style:text-properties officeooo:rsid="002506c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317_1774439683" text:style-name="Index_20_Link" text:visited-style-name="Index_20_Link">Section 1: Document Overview<text:tab/>1</text:a></text:p>
          <text:p text:style-name="P16"><text:a xlink:type="simple" xlink:href="#__RefHeading___Toc219_994534510" text:style-name="Index_20_Link" text:visited-style-name="Index_20_Link">1.1 Document Purpose<text:tab/>1</text:a></text:p>
          <text:p text:style-name="P16"><text:a xlink:type="simple" xlink:href="#__RefHeading___Toc231_994534510" text:style-name="Index_20_Link" text:visited-style-name="Index_20_Link">1.2 Document Structure<text:tab/>1</text:a></text:p>
          <text:p text:style-name="P17"><text:a xlink:type="simple" xlink:href="#__RefHeading___Toc233_994534510" text:style-name="Index_20_Link" text:visited-style-name="Index_20_Link">Section 2: mytaxi Introduction<text:tab/>2</text:a></text:p>
          <text:p text:style-name="P16"><text:a xlink:type="simple" xlink:href="#__RefHeading___Toc319_1774439683" text:style-name="Index_20_Link" text:visited-style-name="Index_20_Link">2.1 Scope<text:tab/>2</text:a></text:p>
          <text:p text:style-name="P18"><text:a xlink:type="simple" xlink:href="#__RefHeading___Toc221_994534510" text:style-name="Index_20_Link" text:visited-style-name="Index_20_Link">2.2.1 Goals<text:tab/>2</text:a></text:p>
          <text:p text:style-name="P16"><text:a xlink:type="simple" xlink:href="#__RefHeading___Toc223_994534510" text:style-name="Index_20_Link" text:visited-style-name="Index_20_Link">2.3 Stakeholders Identification<text:tab/>2</text:a></text:p>
          <text:p text:style-name="P16"><text:a xlink:type="simple" xlink:href="#__RefHeading___Toc327_1774439683" text:style-name="Index_20_Link" text:visited-style-name="Index_20_Link">2.4 Glossary<text:tab/>2</text:a></text:p>
          <text:p text:style-name="P17"><text:a xlink:type="simple" xlink:href="#__RefHeading___Toc229_994534510" text:style-name="Index_20_Link" text:visited-style-name="Index_20_Link">Section 3: Requirement Analysis<text:tab/>3</text:a></text:p>
          <text:p text:style-name="P16"><text:a xlink:type="simple" xlink:href="#__RefHeading___Toc323_1774439683" text:style-name="Index_20_Link" text:visited-style-name="Index_20_Link">3.1 Domain Properties<text:tab/>3</text:a></text:p>
          <text:p text:style-name="P16"><text:a xlink:type="simple" xlink:href="#__RefHeading___Toc329_1774439683" text:style-name="Index_20_Link" text:visited-style-name="Index_20_Link">3.2 Assumptions<text:tab/>4</text:a></text:p>
          <text:p text:style-name="P16"><text:a xlink:type="simple" xlink:href="#__RefHeading___Toc235_994534510" text:style-name="Index_20_Link" text:visited-style-name="Index_20_Link">3.3 Requirements<text:tab/>4</text:a></text:p>
          <text:p text:style-name="P18"><text:a xlink:type="simple" xlink:href="#__RefHeading___Toc237_994534510" text:style-name="Index_20_Link" text:visited-style-name="Index_20_Link">3.3.1 Functional Requirements<text:tab/>4</text:a></text:p>
          <text:p text:style-name="P18"><text:a xlink:type="simple" xlink:href="#__RefHeading___Toc239_994534510" text:style-name="Index_20_Link" text:visited-style-name="Index_20_Link">3.3.2 Non Functional Requirements<text:tab/>4</text:a></text:p>
          <text:p text:style-name="P18"><text:a xlink:type="simple" xlink:href="#__RefHeading___Toc241_994534510" text:style-name="Index_20_Link" text:visited-style-name="Index_20_Link">3.3.3 Constraints<text:tab/>5</text:a></text:p>
          <text:p text:style-name="P17"><text:a xlink:type="simple" xlink:href="#__RefHeading___Toc243_994534510" text:style-name="Index_20_Link" text:visited-style-name="Index_20_Link">Section 4: Use Case Analysis<text:tab/>5</text:a></text:p>
        </text:index-body>
      </text:table-of-content>
      <text:p text:style-name="Standard"/>
      <text:p text:style-name="Standard"/>
      <text:p text:style-name="Standard"/>
      <text:h text:style-name="Heading_20_1" text:outline-level="1"><text:bookmark-start text:name="__RefHeading___Toc317_1774439683"/><text:span text:style-name="T11">Section </text:span>1: <text:span text:style-name="T13">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32">This document is the <text:span text:style-name="T21">Requirements Analysis Specification Document (RASD) </text:span>for <text:span text:style-name="T22">mytaxi, </text:span>the system that must be developed. <text:span text:style-name="T22">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11"/>
      <text:h text:style-name="P34" text:outline-level="2"><text:bookmark-start text:name="__RefHeading___Toc231_994534510"/>1.<text:span text:style-name="T13">2</text:span> <text:span text:style-name="T10">Document Structure</text:span><text:bookmark-end text:name="__RefHeading___Toc231_994534510"/></text:h>
      <text:p text:style-name="P9">The Section 1 talks about what is Requirements Analysis Specification Document (RASD) and how this paper is structured. </text:p>
      <text:p text:style-name="P6">The Section <text:span text:style-name="T13">2</text:span> contains a little introduction of mytaxy service and general <text:soft-page-break/>information such as the scope of the service, identified stakeholders and the terminology used.</text:p>
      <text:p text:style-name="P7">The Section <text:span text:style-name="T13">3</text:span> is composed by the analysis of the requirements, from the domain properties to functional and non functional requirements. </text:p>
      <text:p text:style-name="P7"><text:span text:style-name="T17">Section 4 will describe use cases and will</text:span> be proposed some common scenarios <text:span text:style-name="T17">to the reader.</text:span></text:p>
      <text:h text:style-name="P33" text:outline-level="1"><text:bookmark-start text:name="__RefHeading___Toc233_994534510"/>Section 2: mytaxi <text:span text:style-name="T18">Introduction</text:span><text:bookmark-end text:name="__RefHeading___Toc233_994534510"/></text:h>
      <text:h text:style-name="Heading_20_2" text:outline-level="2"><text:bookmark-start text:name="__RefHeading___Toc319_1774439683"/><text:span text:style-name="T14">2</text:span>.<text:span text:style-name="T14">1</text:span> Scope<text:bookmark-end text:name="__RefHeading___Toc319_1774439683"/></text:h>
      <text:p text:style-name="P5">The purpose of the project is to develop a web-based service that manages the taxi service of a city.</text:p>
      <text:p text:style-name="P12">How is the situation now?</text:p>
      <text:p text:style-name="P12"/>
      <text:h text:style-name="P36" text:outline-level="3"><text:bookmark-start text:name="__RefHeading___Toc221_994534510"/><text:span text:style-name="T14">2</text:span>.2.1 Goals<text:bookmark-end text:name="__RefHeading___Toc221_994534510"/></text:h>
      <text:p text:style-name="Text_20_body">The main goals of <text:span text:style-name="T8">the proposed</text:span> service will be:</text:p>
      <text:list xml:id="list102083174113246683" text:style-name="L1">
        <text:list-item>
          <text:p text:style-name="P23">Simplify the access of passengers to the service.</text:p>
        </text:list-item>
        <text:list-item>
          <text:p text:style-name="P23">Make easier for taxi drivers to find customers.</text:p>
        </text:list-item>
        <text:list-item>
          <text:p text:style-name="P24">Develop a system that let taxi drivers choose in whichi zone of the city operate, <text:span text:style-name="T9">PUR MANTENENDO UN SERVIZIO DISPONIBILE PER TUTTI...</text:span></text:p>
        </text:list-item>
        <text:list-item>
          <text:p text:style-name="P23">Guarantee a fair management of taxi queues.</text:p>
        </text:list-item>
      </text:list>
      <text:h text:style-name="P35" text:outline-level="2"><text:bookmark-start text:name="__RefHeading___Toc223_994534510"/><text:span text:style-name="T14">2</text:span>.<text:span text:style-name="T11">3</text:span> <text:span text:style-name="T12">S</text:span>takeholders <text:span text:style-name="T18">Identification</text:span><text:bookmark-end text:name="__RefHeading___Toc223_994534510"/></text:h>
      <text:p text:style-name="P8">The financial stakeholder of this project is probably the taxi company, that wants to use a system to improve its service in order to satisfy its customers and to increase the number of people who use its taxi.</text:p>
      <text:p text:style-name="P8"/>
      <text:h text:style-name="Heading_20_2" text:outline-level="2"><text:bookmark-start text:name="__RefHeading___Toc327_1774439683"/><text:span text:style-name="T14">2</text:span>.<text:span text:style-name="T11">4</text:span> Glossary<text:bookmark-end text:name="__RefHeading___Toc327_1774439683"/></text:h>
      <text:list xml:id="list8783973892436884218" text:style-name="L2">
        <text:list-item>
          <text:p text:style-name="P25"><text:span text:style-name="T5">Customer</text:span> / <text:span text:style-name="T5">Passenger</text:span><text:span text:style-name="T6">: a citizen who requires a taxi ride using the service.</text:span></text:p>
        </text:list-item>
        <text:list-item>
          <text:p text:style-name="P25"><text:span text:style-name="T5">Confirmation</text:span><text:span text:style-name="T6">: after a request is taken in charge by a taxi driver, the </text:span><text:soft-page-break/><text:span text:style-name="T6">system generates a confirmation that will be sent to the customer. The confirmation informs the customer about the waiting time and the code of the taxi.</text:span></text:p>
        </text:list-item>
        <text:list-item>
          <text:p text:style-name="P26"><text:span text:style-name="T5">mytaxy</text:span><text:span text:style-name="T6">: is the service proposed in this document. </text:span></text:p>
        </text:list-item>
        <text:list-item>
          <text:p text:style-name="P27">Request<text:span text:style-name="T6">: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27">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27">Ride<text:span text:style-name="T6">: performance made by a taxi driver that take a customer from a place to the desired destination.</text:span></text:p>
        </text:list-item>
        <text:list-item>
          <text:p text:style-name="P27">Taxi Driver<text:span text:style-name="T6">: the one who drives, and also usually owns, a taxi. He will use the service to find customers.</text:span></text:p>
        </text:list-item>
        <text:list-item>
          <text:p text:style-name="P25"><text:span text:style-name="T5">Zone</text:span><text:span text:style-name="T6"> : a zone is a section which the city is divided in. Zones are 2 km</text:span><text:span text:style-name="T2">2</text:span><text:span text:style-name="T4"> wide.</text:span></text:p>
        </text:list-item>
      </text:list>
      <text:p text:style-name="P13"/>
      <text:h text:style-name="Heading_20_1" text:outline-level="1"><text:bookmark-start text:name="__RefHeading___Toc229_994534510"/><text:span text:style-name="T11">Section 3</text:span>: Requirement Analysis<text:bookmark-end text:name="__RefHeading___Toc229_994534510"/></text:h>
      <text:p text:style-name="P2">Passengers can use an app installed on their phone or a web-app to request or reserve a taxi ride. Taxi drivers will also use the same app to inform the system about their availability and to confirm requests made by customers.</text:p>
      <text:p text:style-name="P10">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14">If a customer wants to book a ride, it can also make a reservation.</text:p>
      <text:p text:style-name="P15">If there no available taxi in the zone, the system will try to contact the three nearest taxis in the city outside the inquired zone. </text:p>
      <text:p text:style-name="P15"><text:soft-page-break/></text:p>
      <text:h text:style-name="Heading_20_2" text:outline-level="2"><text:bookmark-start text:name="__RefHeading___Toc323_1774439683"/><text:span text:style-name="T14">3.1</text:span> Domain Properties<text:bookmark-end text:name="__RefHeading___Toc323_1774439683"/></text:h>
      <text:list xml:id="list3382429720660223320" text:style-name="L3">
        <text:list-item>
          <text:p text:style-name="P28">The City is divided in taxi zones.</text:p>
        </text:list-item>
        <text:list-item>
          <text:p text:style-name="P28">Zones are 2 km<text:span text:style-name="T1">2</text:span><text:span text:style-name="T3"> wide.</text:span></text:p>
        </text:list-item>
        <text:list-item>
          <text:p text:style-name="P28">The position of a taxi is known by receiving GPS coordinates of the navigator installed on it.</text:p>
        </text:list-item>
        <text:list-item>
          <text:p text:style-name="P28">A taxi is associated to a zone if its location is inside the zone's boundaries.</text:p>
        </text:list-item>
      </text:list>
      <text:p text:style-name="Text_20_body"/>
      <text:h text:style-name="Heading_20_2" text:outline-level="2"><text:bookmark-start text:name="__RefHeading___Toc329_1774439683"/><text:span text:style-name="T14">3.2</text:span> Assumptions<text:bookmark-end text:name="__RefHeading___Toc329_1774439683"/></text:h>
      <text:p text:style-name="Text_20_body">This section will clarify some points that aren't explained in the specification document.</text:p>
      <text:list xml:id="list380348353183322744" text:style-name="L4">
        <text:list-item>
          <text:p text:style-name="P29">A navigator must be installed on every taxi, in this way the system is able to establish the position of the vehicle to assign it to a zone of the city.</text:p>
        </text:list-item>
        <text:list-item>
          <text:p text:style-name="P29">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p text:style-name="Text_20_body"/>
      <text:h text:style-name="Heading_20_2" text:outline-level="2"><text:bookmark-start text:name="__RefHeading___Toc235_994534510"/><text:span text:style-name="T15">3.3 </text:span>Requirements<text:bookmark-end text:name="__RefHeading___Toc235_994534510"/></text:h>
      <text:p text:style-name="Standard"/>
      <text:p text:style-name="Standard"/>
      <text:h text:style-name="Heading_20_3" text:outline-level="3"><text:bookmark-start text:name="__RefHeading___Toc237_994534510"/>3.3.1 Functional <text:span text:style-name="T19">R</text:span>equirements<text:bookmark-end text:name="__RefHeading___Toc237_994534510"/></text:h>
      <text:p text:style-name="Standard">Passenger-related</text:p>
      <text:list xml:id="list2921949096997732529" text:style-name="L5">
        <text:list-item>
          <text:p text:style-name="P19">A passenger should be able to call a taxi using the application (or the web-app).</text:p>
        </text:list-item>
        <text:list-item>
          <text:p text:style-name="P19">A passenger should be able to book a ride submitting the origin of the ride, the destination and the hour</text:p>
        </text:list-item>
      </text:list>
      <text:p text:style-name="Standard">System-related</text:p>
      <text:list xml:id="list3842895021593935480" text:style-name="L6">
        <text:list-item>
          <text:p text:style-name="P20">The system should try to match in a fair way available taxis an passengers with a system of queue zone based</text:p>
        </text:list-item>
      </text:list>
      <text:p text:style-name="Standard">Taxi Driver-related</text:p>
      <text:list xml:id="list5572697258000151672" text:style-name="L7">
        <text:list-item>
          <text:p text:style-name="P21">if choosen by the system because available, a taxi driver should be able to take in charge or refuse a passenger's request.</text:p>
        </text:list-item>
      </text:list>
      <text:p text:style-name="Standard"><text:soft-page-break/></text:p>
      <text:h text:style-name="Heading_20_3" text:outline-level="3"><text:bookmark-start text:name="__RefHeading___Toc239_994534510"/><text:span text:style-name="T15">3.3.2 </text:span>Non <text:span text:style-name="T19">F</text:span>unctional <text:span text:style-name="T19">R</text:span>equirements<text:bookmark-end text:name="__RefHeading___Toc239_994534510"/></text:h>
      <text:p text:style-name="Standard"/>
      <text:p text:style-name="P3">NEED TO BE FILLED</text:p>
      <text:p text:style-name="Standard"/>
      <text:h text:style-name="Heading_20_3" text:outline-level="3"><text:bookmark-start text:name="__RefHeading___Toc241_994534510"/><text:span text:style-name="T16">3.3.3 </text:span>Constraints<text:bookmark-end text:name="__RefHeading___Toc241_994534510"/></text:h>
      <text:list xml:id="list4372936579555375469" text:style-name="L8">
        <text:list-item>
          <text:p text:style-name="P22">Internet connection is required for accessing to the service.</text:p>
          <text:p text:style-name="P22"/>
        </text:list-item>
        <text:list-item>
          <text:p text:style-name="P30">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30">If the customer is using the system with the app installed on his smartphone, he can decide to select the origin of the ride using the GPS instead of inserting it manually.</text:p>
        </text:list-item>
        <text:list-item>
          <text:p text:style-name="P30">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31">When the customer makes a reservation, he will be notified at once if the procedure has been made correctly; then 10 minutes before the time of the ride, when the taxi is allocated, he will receive the confirmation (if there's a free taxi in his zone).</text:p>
        </text:list-item>
      </text:list>
      <text:p text:style-name="P4"/>
      <text:h text:style-name="Heading_20_1" text:outline-level="1"><text:bookmark-start text:name="__RefHeading___Toc243_994534510"/>Section 4: Use <text:span text:style-name="T20">C</text:span>ase <text:span text:style-name="T20">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2T13:27:48.074000000</dc:date>
    <meta:editing-duration>PT5H22S</meta:editing-duration>
    <meta:editing-cycles>98</meta:editing-cycles>
    <meta:generator>LibreOffice/5.0.2.2$Windows_x86 LibreOffice_project/37b43f919e4de5eeaca9b9755ed688758a8251fe</meta:generator>
    <meta:document-statistic meta:table-count="0" meta:image-count="0" meta:object-count="0" meta:page-count="5" meta:paragraph-count="79" meta:word-count="1257" meta:character-count="7069" meta:non-whitespace-character-count="5913"/>
  </office:meta>
</office:document-meta>
</file>